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92.5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37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eeeee" style:text-align-source="value-type" style:repeat-content="false" fo:wrap-option="wrap" fo:border="0.06pt solid #000000" style:vertical-align="top"/>
      <style:paragraph-properties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paragraph-properties fo:margin-left="0m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eeeeee" fo:border="0.06pt solid #000000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5pt" style:font-size-asian="15pt" style:font-size-complex="15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alar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gt;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&gt;10</text:p>
          </table:table-cell>
          <table:table-cell table:style-name="ce2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gt;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&gt;10</text:p>
          </table:table-cell>
          <table:table-cell table:style-name="ce2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gt;8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&gt;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&lt;10</text:p>
          </table:table-cell>
          <table:table-cell table:style-name="ce2" office:value-type="string" calcext:value-type="string">
            <text:p>Low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Entropy = -P(i) * log P(i)</text:p>
          </table:table-cell>
          <table:covered-table-cell table:number-columns-repeated="6"/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7" table:number-rows-spanned="1">
            <text:p>Information Gain = Entropy(Parent) – Weighted Avg * Entropy(Children)</text:p>
          </table:table-cell>
          <table:covered-table-cell table:number-columns-repeated="6" table:style-name="ce4"/>
          <table:table-cell table:style-name="ce4" table:number-columns-repeated="2"/>
          <table:table-cell table:style-name="ce6"/>
          <table:table-cell table:style-name="ce4"/>
          <table:table-cell table:number-columns-repeated="1013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Algorithms</text:p>
          </table:table-cell>
          <table:table-cell table:style-name="ce11" office:value-type="string" calcext:value-type="string">
            <text:p>Hypothesis Function</text:p>
          </table:table-cell>
          <table:table-cell table:style-name="ce11" office:value-type="string" calcext:value-type="string">
            <text:p>LossFunction</text:p>
          </table:table-cell>
          <table:table-cell table:style-name="ce11" office:value-type="string" calcext:value-type="string">
            <text:p>Gradient Descent</text:p>
          </table:table-cell>
          <table:table-cell table:style-name="ce11" office:value-type="string" calcext:value-type="string">
            <text:p>Scikit Learn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inear Regression</text:p>
          </table:table-cell>
          <table:table-cell table:style-name="ce8" office:value-type="string" calcext:value-type="string">
            <text:p>Yhat = W.T * X + b</text:p>
          </table:table-cell>
          <table:table-cell table:style-name="ce8" office:value-type="string" calcext:value-type="string">
            <text:p>L = (Y – Yhat)**2</text:p>
          </table:table-cell>
          <table:table-cell table:style-name="ce8" office:value-type="string" calcext:value-type="string">
            <text:p>W = W – alpha * change in L wrt. W</text:p>
            <text:p>B = b – alpha * change in L wrt. B</text:p>
            <text:p><text:span text:style-name="T1"/></text:p>
          </table:table-cell>
          <table:table-cell table:style-name="ce8" office:value-type="string" calcext:value-type="string">
            <text:p>1. from sklearn import linear_model</text:p>
            <text:p/>
            <text:p>2. Regr = linear_model.LinearRegression()</text:p>
            <text:p/>
            <text:p>3. regr.fit(Features, Target)</text:p>
            <text:p/>
            <text:p>4. regr.predict(unseen features)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Logistic Regression</text:p>
          </table:table-cell>
          <table:table-cell table:style-name="ce9" office:value-type="string" calcext:value-type="string">
            <text:p>Yhat = sigmoid(W.T * X + b)</text:p>
          </table:table-cell>
          <table:table-cell table:style-name="ce9" office:value-type="string" calcext:value-type="string">
            <text:p>L = Y * log(Yhat) – (1-Y) * (log(1-Yhat))</text:p>
          </table:table-cell>
          <table:table-cell table:style-name="ce9" office:value-type="string" calcext:value-type="string">
            <text:p>W = W – alpha * change in L wrt. W</text:p>
            <text:p>B = b – alpha * change in L wrt. B</text:p>
            <text:p><text:span text:style-name="T1"/></text:p>
          </table:table-cell>
          <table:table-cell table:style-name="ce9" office:value-type="string" calcext:value-type="string">
            <text:p>1. from sklearn import linear_model</text:p>
            <text:p/>
            <text:p>2. clf = linear_model.LogisticRegression()</text:p>
            <text:p/>
            <text:p>3. clf.fit(Features, Target)</text:p>
            <text:p/>
            <text:p>4. regr.predict(unseen features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Decision Tree</text:p>
          </table:table-cell>
          <table:table-cell table:style-name="ce8" office:value-type="string" calcext:value-type="string">
            <text:p>If else</text:p>
          </table:table-cell>
          <table:table-cell table:style-name="ce12" office:value-type="string" calcext:value-type="string">
            <text:p>Misclassification error</text:p>
          </table:table-cell>
          <table:table-cell table:style-name="ce8" office:value-type="string" calcext:value-type="string">
            <text:p>Gain = Entropy(parent) – Weighted average * Entropy(children)</text:p>
          </table:table-cell>
          <table:table-cell table:style-name="ce8" office:value-type="string" calcext:value-type="string">
            <text:p>1. from sklearn import tree</text:p>
            <text:p/>
            <text:p>2. clf = tree.DecisionTreeClassifier()</text:p>
            <text:p/>
            <text:p>3. clf = clf.fit(features, target)</text:p>
            <text:p/>
            <text:p>4. clf.predict(unseen features)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0:22:29.27952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1:12:30.377254344</meta:creation-date>
    <dc:date>2017-12-03T00:41:06.152124062</dc:date>
    <meta:editing-duration>PT36M1S</meta:editing-duration>
    <meta:editing-cycles>30</meta:editing-cycles>
    <meta:generator>LibreOffice/5.1.6.2$Linux_X86_64 LibreOffice_project/10m0$Build-2</meta:generator>
    <meta:document-statistic meta:table-count="2" meta:cell-count="42" meta:object-count="0"/>
  </office:meta>
</office:document-meta>
</file>